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file.getRo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.mod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.getDeni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.getApplica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.Profile( String creatorsName , Date createTimestamp , ProfileDao dao , String applicationName , String id , String user , String description , Set grants , Set denials , Set ro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file.isDis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.get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.getGra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.Profile( String creatorsName , Date createTimestamp , String modifiersName , Date modifyTimestamp , ProfileDao dao , String applicationName , String id , String user , String description , Set grants , Set denials , Set roles , boolean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fil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